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VNet Universal Decompiler (uvudec): An open source decompiler</text:p>
      <text:p text:style-name="P2">John McMaster &lt;mcmasj@rpi.edu&gt;</text:p>
      <text:p text:style-name="P2">Rensselaer Center for Open Source (RCOS)</text:p>
      <text:p text:style-name="P1">Abstract</text:p>
      <text:p text:style-name="P1">Making open source alternatives to closed protocols and file formats can suffer from long hours of pestering for standards to only be denied. <text:s/>When all else fails, binary force must be employed. <text:s/>Uvudec is for analyzing closed source binaries to create open source alternatives and can also be employed for malware analysis. <text:s/>Commercial decompilers such as Hex-Rays are very expensive and the leading free decompiler, REC, is closed source. <text:s/>Additionally, tools are typically highly optimized or exclusively for Windows and x86 systems. <text:s/>Uvudec's design goal is to provide a highly flexible open source decompiler supporting arbitrary architectures with good results at minimal effort.</text:p>
      <text:p text:style-name="P1">Novell features include use of an architecture configuration file rather than a CPU plugin and the ability to convert binaries to object code to allow re-linking. <text:s/>Highly configurable architecture files are necessary because embedded IP cores will often make slight, but significant, changes in CPUs which is further complicated by deployment with different peripherals. <text:s/>With uvudec, these can be rapidly analyzed with minimal effort through simple configuration file changes.</text:p>
      <text:p text:style-name="P1">Current work is focused on simple static analysis algorithms to bootstrap decompiling and later work will focus on more advanced topics such as loop detection and dynamic analysis. <text:s/>In particular, semester work is focused on a compatibility layer for the IDA FLAIR static function analysis toolkit. <text:s/>By using a compatible file format, this project will lower its acceptance entry barrier by allowing the use of existing tools and data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John McMaster</meta:initial-creator>
    <meta:creation-date>2010-03-19T14:15:32</meta:creation-date>
    <dc:creator>John McMaster</dc:creator>
    <dc:date>2010-03-31T20:33:04</dc:date>
    <meta:editing-cycles>9</meta:editing-cycles>
    <meta:editing-duration>PT10H1M1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262" meta:character-count="1737"/>
  </office:meta>
</office:document-meta>
</file>